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inherit" svg:font-family="inherit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TableColumn2" style:family="table-column">
      <style:table-column-properties style:column-width="1.6701in"/>
    </style:style>
    <style:style style:name="TableColumn3" style:family="table-column">
      <style:table-column-properties style:column-width="4.8229in"/>
    </style:style>
    <style:style style:name="Table1" style:family="table" style:master-page-name="MP0">
      <style:table-properties style:width="6.49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P49" style:parent-style-name="paragraph" style:list-style-name="LFO1" style:family="paragraph">
      <style:paragraph-properties fo:text-align="justify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50" style:parent-style-name="spellingerror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51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52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53" style:parent-style-name="eop" style:family="text">
      <style:text-properties style:font-name="Calibri" style:font-name-complex="Calibri" fo:font-size="11pt" style:font-size-asian="11pt" style:font-size-complex="11pt"/>
    </style:style>
    <style:style style:name="P54" style:parent-style-name="paragraph" style:list-style-name="LFO1" style:family="paragraph">
      <style:paragraph-properties fo:text-align="justify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55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56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57" style:parent-style-name="eop" style:family="text">
      <style:text-properties style:font-name="Calibri" style:font-name-complex="Calibri" fo:font-size="11pt" style:font-size-asian="11pt" style:font-size-complex="11pt"/>
    </style:style>
    <style:style style:name="P58" style:parent-style-name="paragraph" style:list-style-name="LFO1" style:family="paragraph">
      <style:paragraph-properties fo:text-align="justify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59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60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61" style:parent-style-name="eop" style:family="text">
      <style:text-properties style:font-name="Calibri" style:font-name-complex="Calibri" fo:font-size="11pt" style:font-size-asian="11pt" style:font-size-complex="11pt"/>
    </style:style>
    <style:style style:name="P62" style:parent-style-name="paragraph" style:list-style-name="LFO2" style:family="paragraph">
      <style:paragraph-properties fo:text-align="justify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63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64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65" style:parent-style-name="eop" style:family="text">
      <style:text-properties style:font-name="Calibri" style:font-name-complex="Calibri" fo:font-size="11pt" style:font-size-asian="11pt" style:font-size-complex="11pt"/>
    </style:style>
    <style:style style:name="P66" style:parent-style-name="paragraph" style:list-style-name="LFO2" style:family="paragraph">
      <style:paragraph-properties fo:text-align="justify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67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68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69" style:parent-style-name="eop" style:family="text">
      <style:text-properties style:font-name="Calibri" style:font-name-complex="Calibri" fo:font-size="11pt" style:font-size-asian="11pt" style:font-size-complex="11pt"/>
    </style:style>
    <style:style style:name="P70" style:parent-style-name="paragraph" style:list-style-name="LFO2" style:family="paragraph">
      <style:paragraph-properties fo:text-align="justify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71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72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73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74" style:parent-style-name="eop" style:family="text">
      <style:text-properties style:font-name="Calibri" style:font-name-complex="Calibri" fo:font-size="11pt" style:font-size-asian="11pt" style:font-size-complex="11pt"/>
    </style:style>
    <style:style style:name="P75" style:parent-style-name="paragraph" style:list-style-name="LFO2" style:family="paragraph">
      <style:paragraph-properties fo:text-align="justify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76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77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78" style:parent-style-name="eop" style:family="text">
      <style:text-properties style:font-name="Calibri" style:font-name-complex="Calibri" fo:font-size="11pt" style:font-size-asian="11pt" style:font-size-complex="11pt"/>
    </style:style>
    <style:style style:name="P79" style:parent-style-name="Normal" style:list-style-name="LFO3" style:family="paragraph">
      <style:paragraph-properties fo:text-align="justify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80" style:parent-style-name="Normal" style:list-style-name="LFO3" style:family="paragraph">
      <style:paragraph-properties fo:text-align="justify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81" style:parent-style-name="Normal" style:list-style-name="LFO3" style:family="paragraph">
      <style:paragraph-properties fo:text-align="justify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82" style:parent-style-name="Normal" style:list-style-name="LFO3" style:family="paragraph">
      <style:paragraph-properties fo:text-align="justify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83" style:parent-style-name="Normal" style:list-style-name="LFO3" style:family="paragraph">
      <style:paragraph-properties fo:text-align="justify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84" style:parent-style-name="Normal" style:list-style-name="LFO3" style:family="paragraph">
      <style:paragraph-properties fo:text-align="justify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85" style:parent-style-name="Normal" style:list-style-name="LFO3" style:family="paragraph">
      <style:paragraph-properties fo:text-align="justify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86" style:parent-style-name="Normal" style:list-style-name="LFO3" style:family="paragraph">
      <style:paragraph-properties fo:text-align="justify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87" style:parent-style-name="Normal" style:list-style-name="LFO3" style:family="paragraph">
      <style:paragraph-properties fo:text-align="justify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88" style:parent-style-name="Normal" style:list-style-name="LFO3" style:family="paragraph">
      <style:paragraph-properties fo:text-align="justify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89" style:parent-style-name="Normal" style:list-style-name="LFO3" style:family="paragraph">
      <style:paragraph-properties fo:text-align="justify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90" style:parent-style-name="Normal" style:list-style-name="LFO3" style:family="paragraph">
      <style:paragraph-properties fo:text-align="justify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91" style:parent-style-name="Normal" style:list-style-name="LFO3" style:family="paragraph">
      <style:paragraph-properties fo:text-align="justify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92" style:parent-style-name="Normal" style:list-style-name="LFO3" style:family="paragraph">
      <style:paragraph-properties fo:text-align="justify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93" style:parent-style-name="Normal" style:family="paragraph">
      <style:paragraph-properties fo:text-align="justify" fo:margin-bottom="0in" fo:line-height="100%" fo:background-color="#FFFFFF"/>
      <style:text-properties style:font-name="inherit" style:font-name-asian="Times New Roman" style:font-name-complex="Arial" fo:color="#333333" fo:font-size="12pt" style:font-size-asian="12pt" style:font-size-complex="12pt"/>
    </style:style>
    <style:style style:name="P94" style:parent-style-name="Normal" style:family="paragraph">
      <style:paragraph-properties fo:text-align="justify" fo:margin-bottom="0in" fo:line-height="100%" fo:background-color="#FFFFFF"/>
      <style:text-properties style:font-name="inherit" style:font-name-asian="Times New Roman" style:font-name-complex="Arial" fo:color="#333333" fo:font-size="12pt" style:font-size-asian="12pt" style:font-size-complex="12pt"/>
    </style:style>
    <style:style style:name="P95" style:parent-style-name="Normal" style:family="paragraph">
      <style:paragraph-properties fo:text-align="center" fo:margin-bottom="0in" fo:line-height="100%" fo:background-color="#FFFFFF"/>
      <style:text-properties style:font-name="inherit" style:font-name-asian="Times New Roman" style:font-name-complex="Arial" fo:color="#333333" fo:font-size="12pt" style:font-size-asian="12pt" style:font-size-complex="12pt"/>
    </style:style>
    <style:style style:name="P96" style:parent-style-name="Normal" style:family="paragraph">
      <style:paragraph-properties fo:margin-bottom="0in" fo:line-height="100%" fo:background-color="#FFFFFF"/>
      <style:text-properties style:font-name="inherit" style:font-name-asian="Times New Roman" style:font-name-complex="Arial" fo:color="#333333" fo:font-size="12pt" style:font-size-asian="12pt" style:font-size-complex="12pt"/>
    </style:style>
    <style:style style:name="TableColumn98" style:family="table-column">
      <style:table-column-properties style:column-width="2.1638in"/>
    </style:style>
    <style:style style:name="TableColumn99" style:family="table-column">
      <style:table-column-properties style:column-width="2.1645in"/>
    </style:style>
    <style:style style:name="TableColumn100" style:family="table-column">
      <style:table-column-properties style:column-width="2.1645in"/>
    </style:style>
    <style:style style:name="Table97" style:family="table">
      <style:table-properties style:width="6.493in" fo:margin-left="0in" table:align="lef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="inherit" style:font-name-asian="Times New Roman" style:font-name-complex="Arial" fo:color="#333333" fo:font-size="12pt" style:font-size-asian="12pt" style:font-size-complex="12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inherit" style:font-name-asian="Times New Roman" style:font-name-complex="Arial" fo:color="#333333" fo:font-size="12pt" style:font-size-asian="12pt" style:font-size-complex="12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inherit" style:font-name-asian="Times New Roman" style:font-name-complex="Arial" fo:color="#333333" fo:font-size="12pt" style:font-size-asian="12pt" style:font-size-complex="12pt"/>
    </style:style>
    <style:style style:name="P108" style:parent-style-name="Normal" style:family="paragraph">
      <style:paragraph-properties fo:margin-bottom="0in" fo:line-height="100%" fo:background-color="#FFFFFF"/>
      <style:text-properties style:font-name="inherit" style:font-name-asian="Times New Roman" style:font-name-complex="Arial" fo:color="#333333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ame</text:p>
          </table:table-cell>
          <table:table-cell table:style-name="TableCell7">
            <text:p text:style-name="P8">Description<text:s/></text:p>
          </table:table-cell>
        </table:table-row>
        <table:table-row table:style-name="TableRow9">
          <table:table-cell table:style-name="TableCell10">
            <text:p text:style-name="P11">Uber for food</text:p>
          </table:table-cell>
          <table:table-cell table:style-name="TableCell12">
            <text:p text:style-name="P13">Connecting people for food just like takeaway apps and<text:s/></text:p>
          </table:table-cell>
        </table:table-row>
        <table:table-row table:style-name="TableRow14">
          <table:table-cell table:style-name="TableCell15">
            <text:p text:style-name="P16">Bathtub curve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Phone Cast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Portfolio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Bidding machine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Text based Game<text:s/></text:p>
          </table:table-cell>
          <table:table-cell table:style-name="TableCell37">
            <text:p text:style-name="P38">Story changing <text:s/>depending users choice <text:s/>google the dream lord<text:s/></text:p>
          </table:table-cell>
        </table:table-row>
        <table:table-row table:style-name="TableRow39">
          <table:table-cell table:style-name="TableCell40">
            <text:p text:style-name="P41">Online portfolio<text:s/>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Antivirus AI based</text:p>
          </table:table-cell>
          <table:table-cell table:style-name="TableCell47">
            <text:p text:style-name="P48"/>
          </table:table-cell>
        </table:table-row>
      </table:table>
      <text:p text:style-name="Normal"/>
      <text:list text:style-name="LFO1" text:continue-numbering="true">
        <text:list-item>
          <text:p text:style-name="P49"><text:span text:style-name="T50">Loqua</text:span><text:span text:style-name="T51"> : </text:span><text:span text:style-name="T52">BlogSpot Website for potential underrated Writers ( development phrase)</text:span><text:span text:style-name="T53"> </text:span></text:p>
        </text:list-item>
        <text:list-item>
          <text:p text:style-name="P54"><text:span text:style-name="T55">CRISPR: </text:span><text:span text:style-name="T56">Studying and understanding the potential effect and ethics of CRISPR- Cas9</text:span><text:span text:style-name="T57"> </text:span></text:p>
        </text:list-item>
        <text:list-item>
          <text:p text:style-name="P58"><text:span text:style-name="T59">Shoppers: </text:span><text:span text:style-name="T60">Next gen shopping App (analysing phrase)</text:span><text:span text:style-name="T61"> </text:span></text:p>
        </text:list-item>
      </text:list>
      <text:list text:style-name="LFO2" text:continue-numbering="true">
        <text:list-item>
          <text:p text:style-name="P62"><text:span text:style-name="T63">Knights of Dark King: </text:span><text:span text:style-name="T64">Turn based tactical game (Idea gathering phrase)</text:span><text:span text:style-name="T65"> </text:span></text:p>
        </text:list-item>
        <text:list-item>
          <text:p text:style-name="P66"><text:span text:style-name="T67">Recruiters: </text:span><text:span text:style-name="T68">A platform for hiring free agent Gamers (research phrase)</text:span><text:span text:style-name="T69"> </text:span></text:p>
        </text:list-item>
        <text:list-item>
          <text:p text:style-name="P70"><text:span text:style-name="T71">Emulator-Z:</text:span><text:span text:style-name="T72"> An app for Xbox supporting mouse and keyboard (St</text:span><text:span text:style-name="T73">udying phrase)</text:span><text:span text:style-name="T74"> </text:span></text:p>
        </text:list-item>
        <text:list-item>
          <text:p text:style-name="P75"><text:span text:style-name="T76">Damn-Head: </text:span><text:span text:style-name="T77">Android Card game (development phrase)</text:span><text:span text:style-name="T78"> </text:span></text:p>
        </text:list-item>
      </text:list>
      <text:p text:style-name="Normal"/>
      <text:p text:style-name="Normal"/>
      <text:list text:style-name="LFO3" text:continue-numbering="true">
        <text:list-item>
          <text:p text:style-name="P79">Voice based E-mail for the Blind</text:p>
        </text:list-item>
        <text:list-item>
          <text:p text:style-name="P80">Gesture based app to help people with speech problems<text:s/></text:p>
        </text:list-item>
        <text:list-item>
          <text:p text:style-name="P81">Intrusion detection with signatures<text:s/></text:p>
        </text:list-item>
        <text:list-item>
          <text:p text:style-name="P82">Network Security with voice<text:s/></text:p>
        </text:list-item>
        <text:list-item>
          <text:p text:style-name="P83">Credit card reader with face<text:s/>detection webcam?</text:p>
        </text:list-item>
        <text:list-item>
          <text:p text:style-name="P84">Computer forlder security with Bluetooth from phone<text:s/></text:p>
        </text:list-item>
        <text:list-item>
          <text:p text:style-name="P85">Recognition of Hand Movement for Paralytic Persons Based on a Neural Network</text:p>
        </text:list-item>
        <text:list-item>
          <text:p text:style-name="P86">ftp and vpn clients<text:s/></text:p>
        </text:list-item>
        <text:list-item>
          <text:p text:style-name="P87">encrypt side to side messaged on the messenger<text:s/></text:p>
        </text:list-item>
        <text:list-item>
          <text:p text:style-name="P88">bill splitter</text:p>
        </text:list-item>
        <text:list-item>
          <text:p text:style-name="P89">spoil blocker</text:p>
        </text:list-item>
        <text:list-item>
          <text:p text:style-name="P90">bitcoin<text:s/>miner</text:p>
        </text:list-item>
        <text:list-item>
          <text:p text:style-name="P91">Implementing nanobots into live cells</text:p>
        </text:list-item>
        <text:list-item>
          <text:p text:style-name="P92">Price watcher</text:p>
        </text:list-item>
      </text:list>
      <text:p text:style-name="P93"/>
      <text:p text:style-name="P94"/>
      <text:p text:style-name="P95">Votes for project<text:s/></text:p>
      <text:p text:style-name="P96"/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Paul</text:p>
          </table:table-cell>
          <table:table-cell table:style-name="TableCell104">
            <text:p text:style-name="P105">Tod</text:p>
          </table:table-cell>
          <table:table-cell table:style-name="TableCell106">
            <text:p text:style-name="P107">Abrar</text:p>
          </table:table-cell>
        </table:table-row>
      </table:table>
      <text:p text:style-name="P108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inherit" svg:font-family="inherit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spellingerror" style:display-name="spellingerror" style:family="text" style:parent-style-name="DefaultParagraphFont"/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rar tajwar</meta:initial-creator>
    <dc:creator>Abra Tajwar</dc:creator>
    <meta:creation-date>2019-09-01T13:24:00Z</meta:creation-date>
    <dc:date>2019-09-02T11:52:00Z</dc:date>
    <meta:template xlink:href="Normal" xlink:type="simple"/>
    <meta:editing-cycles>2</meta:editing-cycles>
    <meta:editing-duration>PT15900S</meta:editing-duration>
    <meta:document-statistic meta:page-count="1" meta:paragraph-count="2" meta:word-count="193" meta:character-count="1295" meta:row-count="9" meta:non-whitespace-character-count="1104"/>
  </office:meta>
</office:document-meta>
</file>